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8.69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6"/>
        <table:table-column table:style-name="co4" table:default-cell-style-name="ce8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o5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o5c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od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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" office:value-type="string" calcext:value-type="string">
            <text:p>e07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9" office:value-type="string" calcext:value-type="string">
            <text:p>eao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9" office:value-type="string" calcext:value-type="string">
            <text:p>e2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7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7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o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o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772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E8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07:48:28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8-08-18T08:08:55.421000000</dc:date>
    <meta:editing-cycles>106</meta:editing-cycles>
    <meta:editing-duration>PT12H33M19S</meta:editing-duration>
    <meta:generator>LibreOffice/6.0.2.1$Windows_X86_64 LibreOffice_project/f7f06a8f319e4b62f9bc5095aa112a65d2f3ac89</meta:generator>
    <meta:document-statistic meta:table-count="1" meta:cell-count="33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